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4c4b" officeooo:paragraph-rsid="00014c4b"/>
    </style:style>
    <style:style style:name="P2" style:family="paragraph" style:parent-style-name="Standard" style:list-style-name="L1">
      <style:text-properties officeooo:rsid="00014c4b" officeooo:paragraph-rsid="00014c4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drew Dicarlo</text:p>
      <text:p text:style-name="P1">ebq929</text:p>
      <text:p text:style-name="P1">CS 4233 – 001</text:p>
      <text:p text:style-name="P1">HW 1 Part 2</text:p>
      <text:p text:style-name="P1"/>
      <text:list xml:id="list1068584845" text:style-name="L1">
        <text:list-item>
          <text:p text:style-name="P2">The longest ORF is on the positive strand and runs from position 266 to position 13483</text:p>
        </text:list-item>
        <text:list-item>
          <text:p text:style-name="P2">The most frequent amino acids (with counts) encoded on the ORF are Leucine (435), Valine (371), and Threonine (345)</text:p>
        </text:list-item>
        <text:list-item>
          <text:p text:style-name="P2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7T14:21:27.333144538</meta:creation-date>
    <dc:date>2021-09-17T15:14:37.237912048</dc:date>
    <meta:editing-duration>PT42M59S</meta:editing-duration>
    <meta:editing-cycles>1</meta:editing-cycles>
    <meta:document-statistic meta:table-count="0" meta:image-count="0" meta:object-count="0" meta:page-count="1" meta:paragraph-count="7" meta:word-count="48" meta:character-count="251" meta:non-whitespace-character-count="211"/>
    <meta:generator>LibreOffice/6.4.7.2$Linux_X86_64 LibreOffice_project/40$Build-2</meta:generator>
  </office:meta>
</office:document-meta>
</file>